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2a90c" officeooo:paragraph-rsid="0002a90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8pt" fo:language="ru" fo:country="RU" fo:font-weight="bold" officeooo:rsid="0002a90c" officeooo:paragraph-rsid="0002a90c" style:font-size-asian="7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rsid="0002a90c" officeooo:paragraph-rsid="0002a90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pt" fo:language="ru" fo:country="RU" fo:font-weight="bold" officeooo:rsid="0002a90c" officeooo:paragraph-rsid="0002a90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fo:language="ru" fo:country="RU" fo:font-weight="bold" officeooo:rsid="0002a90c" officeooo:paragraph-rsid="0002a90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officeooo:paragraph-rsid="0002a90c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weight="bold" officeooo:rsid="0002a90c" officeooo:paragraph-rsid="0002a90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0pt" fo:language="ru" fo:country="RU" fo:font-weight="normal" officeooo:rsid="0002a90c" officeooo:paragraph-rsid="0002a90c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2a90c"/>
    </style:style>
    <style:style style:name="P10" style:family="paragraph" style:parent-style-name="Standard">
      <style:paragraph-properties fo:text-align="center" style:justify-single-word="false"/>
      <style:text-properties fo:color="#ff0000" loext:opacity="100%" fo:font-size="8pt" fo:language="ru" fo:country="RU" fo:font-weight="bold" officeooo:rsid="0002a90c" officeooo:paragraph-rsid="0002a90c" style:font-size-asian="7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0000" loext:opacity="100%" fo:font-size="10pt" fo:language="ru" fo:country="RU" fo:font-weight="bold" officeooo:rsid="0002a90c" officeooo:paragraph-rsid="0002a90c" style:font-size-asian="8.75pt" style:font-weight-asian="bold" style:font-size-complex="10pt" style:font-weight-complex="bold"/>
    </style:style>
    <style:style style:name="T1" style:family="text">
      <style:text-properties fo:color="#000000" loext:opacity="100%" fo:font-size="12pt" fo:language="ru" fo:country="RU" fo:font-weight="bold" officeooo:rsid="0002a90c" style:font-size-asian="10.5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ческая работа №1</text:p>
      <text:p text:style-name="P1"/>
      <text:p text:style-name="P10">Вариант №5</text:p>
      <text:p text:style-name="P2"/>
      <text:p text:style-name="P4">Формулировка задания.</text:p>
      <text:p text:style-name="P4"/>
      <text:p text:style-name="P9"><text:span text:style-name="T1"><text:tab/></text:span><text:span text:style-name="T2">На процессе с номером ноль заполнить массив x_global[] случайными числами из диапазона от -9 до 9. Размер массива задать равным n. Распределить вектор x_global[] по процессам раздавая на каждый по одному элементу. </text:span></text:p>
      <text:p text:style-name="P6"/>
      <text:p text:style-name="P7">Ход работы.</text:p>
      <text:p text:style-name="P7"/>
      <text:p text:style-name="P8">Схема вычислений:</text:p>
      <text:p text:style-name="P8"/>
      <text:p text:style-name="P8">Пример<text:span text:style-name="T3">(size = 4, 12, 16)</text:span>:</text:p>
      <text:p text:style-name="P8"/>
      <text:p text:style-name="P5">Заключение</text:p>
      <text:p text:style-name="P5"/>
      <text:p text:style-name="P8"><text:tab/>В данной работе были изучены коллективные операции в MPI. Была написана программа для распределения массива по процессам, подсчета четных чисел в каждом локальном массиве, а затем сбора результата на нулевом процессе, с последующим выводом на экран.</text:p>
      <text:p text:style-name="P8"/>
      <text:p text:style-name="P11">Код программы</text:p>
      <text:p text:style-name="P11"/>
      <text:p text:style-name="P11">Ссылка на код на кластере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4:25:52.669000000</meta:creation-date>
    <dc:date>2024-03-23T14:32:41.536000000</dc:date>
    <meta:editing-duration>PT6M49S</meta:editing-duration>
    <meta:editing-cycles>1</meta:editing-cycles>
    <meta:document-statistic meta:table-count="0" meta:image-count="0" meta:object-count="0" meta:page-count="1" meta:paragraph-count="11" meta:word-count="92" meta:character-count="619" meta:non-whitespace-character-count="535"/>
    <meta:generator>LibreOffice/7.6.0.3$Windows_X86_64 LibreOffice_project/69edd8b8ebc41d00b4de3915dc82f8f0fc3b6265</meta:generator>
  </office:meta>
</office:document-meta>
</file>